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73cm" style:rel-column-width="16856*"/>
    </style:style>
    <style:style style:name="Tabell3.B" style:family="table-column">
      <style:table-column-properties style:column-width="12.628cm" style:rel-column-width="48679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4.373cm" style:rel-column-width="16856*"/>
    </style:style>
    <style:style style:name="Tabell4.B" style:family="table-column">
      <style:table-column-properties style:column-width="12.628cm" style:rel-column-width="48679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.5" style:family="table-row">
      <style:table-row-properties style:min-row-height="0.631cm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4.373cm" style:rel-column-width="16856*"/>
    </style:style>
    <style:style style:name="Tabell5.B" style:family="table-column">
      <style:table-column-properties style:column-width="12.628cm" style:rel-column-width="48679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4.373cm" style:rel-column-width="16856*"/>
    </style:style>
    <style:style style:name="Tabell6.B" style:family="table-column">
      <style:table-column-properties style:column-width="12.628cm" style:rel-column-width="48679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mall</text:p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7">Namn:</text:p>
          </table:table-cell>
          <table:table-cell table:style-name="Tabell1.B1" office:value-type="string">
            <text:p text:style-name="P9">Carpark</text:p>
          </table:table-cell>
        </table:table-row>
        <table:table-row>
          <table:table-cell table:style-name="Tabell1.A2" office:value-type="string">
            <text:p text:style-name="P1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">Konstruktörer:</text:p>
          </table:table-cell>
          <table:table-cell table:style-name="Tabell1.B2" office:value-type="string">
            <text:p text:style-name="P2">Carpark()</text:p>
            <text:p text:style-name="P4">default konstruktor</text:p>
            <text:p text:style-name="P2">~Carpark()</text:p>
            <text:p text:style-name="P4">destruktor</text:p>
          </table:table-cell>
        </table:table-row>
        <table:table-row>
          <table:table-cell table:style-name="Tabell1.A2" office:value-type="string">
            <text:p text:style-name="P1">Operationer:</text:p>
          </table:table-cell>
          <table:table-cell table:style-name="Tabell1.B2" office:value-type="string">
            <text:p text:style-name="Table_20_Contents">void run()</text:p>
            <text:p text:style-name="P4">startar gui, öppnar databas, skapar sökobjekt</text:p>
          </table:table-cell>
        </table:table-row>
        <table:table-row>
          <table:table-cell table:style-name="Tabell1.A2" office:value-type="string">
            <text:p text:style-name="P1">Datamedlemmar:</text:p>
          </table:table-cell>
          <table:table-cell table:style-name="Tabell1.B2" office:value-type="string">
            <text:p text:style-name="P2"><text:s/>- </text:p>
          </table:table-cell>
        </table:table-row>
      </table:table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7">Namn:</text:p>
          </table:table-cell>
          <table:table-cell table:style-name="Tabell2.B1" office:value-type="string">
            <text:p text:style-name="P9">GUI</text:p>
          </table:table-cell>
        </table:table-row>
        <table:table-row>
          <table:table-cell table:style-name="Tabell2.A2" office:value-type="string">
            <text:p text:style-name="P1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">Konstruktörer:</text:p>
          </table:table-cell>
          <table:table-cell table:style-name="Tabell2.B2" office:value-type="string">
            <text:p text:style-name="P6"><text:span text:style-name="T1">GUI</text:span>()</text:p>
            <text:p text:style-name="P4">default konstruktor</text:p>
            <text:p text:style-name="P6">~<text:span text:style-name="T1">GUI</text:span>()</text:p>
            <text:p text:style-name="P4">destruktor</text:p>
          </table:table-cell>
        </table:table-row>
        <table:table-row>
          <table:table-cell table:style-name="Tabell2.A2" office:value-type="string">
            <text:p text:style-name="P1">Operationer:</text:p>
          </table:table-cell>
          <table:table-cell table:style-name="Tabell2.B2" office:value-type="string">
            <text:p text:style-name="P3">Se grafisk bifogad fil.</text:p>
          </table:table-cell>
        </table:table-row>
        <table:table-row>
          <table:table-cell table:style-name="Tabell2.A2" office:value-type="string">
            <text:p text:style-name="P1">Datamedlemmar:</text:p>
          </table:table-cell>
          <table:table-cell table:style-name="Tabell2.B2" office:value-type="string">
            <text:p text:style-name="P2">Reservation <text:s text:c="11"/>current_reservation</text:p>
            <text:p text:style-name="P2">Search_reservation current_search_result</text:p>
            <text:p text:style-name="P2">Search_vehicle <text:s text:c="6"/>current_search_result</text:p>
          </table:table-cell>
        </table:table-row>
      </table:table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7">Namn:</text:p>
          </table:table-cell>
          <table:table-cell table:style-name="Tabell3.B1" office:value-type="string">
            <text:p text:style-name="P9">Reservation</text:p>
          </table:table-cell>
        </table:table-row>
        <table:table-row>
          <table:table-cell table:style-name="Tabell3.A2" office:value-type="string">
            <text:p text:style-name="P1">Syfte:</text:p>
          </table:table-cell>
          <table:table-cell table:style-name="Tabell3.B2" office:value-type="string">
            <text:p text:style-name="Table_20_Contents">Att skapa en ny reservation, eller möjlighet till att modifiera en redan befintlig reservation.</text:p>
          </table:table-cell>
        </table:table-row>
        <table:table-row>
          <table:table-cell table:style-name="Tabell3.A2" office:value-type="string">
            <text:p text:style-name="P1">Konstruktörer:</text:p>
          </table:table-cell>
          <table:table-cell table:style-name="Tabell3.B2" office:value-type="string">
            <text:p text:style-name="P9">Reservation(datamedlemmar)</text:p>
            <text:p text:style-name="P4">parametriserad konstruktor</text:p>
            <text:p text:style-name="P9">Reservation(Reservation&amp;)</text:p>
            <text:p text:style-name="P8">kopieringskonstruktor</text:p>
            <text:p text:style-name="P9">Reservation(Reservation&amp;&amp;)</text:p>
            <text:p text:style-name="P8">flyttkonstruktor</text:p>
            <text:p text:style-name="P9">~Reservation()</text:p>
            <text:p text:style-name="P4">destruktor</text:p>
          </table:table-cell>
        </table:table-row>
        <table:table-row>
          <table:table-cell table:style-name="Tabell3.A2" office:value-type="string">
            <text:p text:style-name="P1">Operationer:</text:p>
          </table:table-cell>
          <table:table-cell table:style-name="Tabell3.B2" office:value-type="string">
            <text:p text:style-name="Table_20_Contents">void save()</text:p>
            <text:p text:style-name="Table_20_Contents">void set_”datamedlem”(”värde”)</text:p>
            <text:p text:style-name="Table_20_Contents">”typ” get_”datamedlem”()</text:p>
            <text:p text:style-name="P5">bool exist</text:p>
            <text:p text:style-name="P3">fråga databasen om det egna objektet redan existerar</text:p>
          </table:table-cell>
        </table:table-row>
        <table:table-row>
          <table:table-cell table:style-name="Tabell3.A2" office:value-type="string">
            <text:p text:style-name="P1">Datamedlemmar:</text:p>
          </table:table-cell>
          <table:table-cell table:style-name="Tabell3.B2" office:value-type="string">
            <text:p text:style-name="P5">int res_nr</text:p>
            <text:p text:style-name="P3">reservationsnummer</text:p>
            <text:p text:style-name="Table_20_Contents">string reg_nr</text:p>
            <text:p text:style-name="P3">registreringsnummer</text:p>
            <text:p text:style-name="Table_20_Contents"><text:soft-page-break/>string name</text:p>
            <text:p text:style-name="P3">för- och efternamn</text:p>
            <text:p text:style-name="P5">string tel</text:p>
            <text:p text:style-name="P3">telefonnummer</text:p>
            <text:p text:style-name="P5">string adress</text:p>
            <text:p text:style-name="P5">string postal_nr</text:p>
            <text:p text:style-name="P5">string city</text:p>
            <text:p text:style-name="Table_20_Contents">string status</text:p>
            <text:p text:style-name="P4">aktiv / kommande / avslutad</text:p>
            <text:p text:style-name="P2">int start_time</text:p>
            <text:p text:style-name="P4">ex. 800 = 08:00, <text:s/>1330 = 13:30</text:p>
            <text:p text:style-name="P2">int end_time</text:p>
            <text:p text:style-name="P6">int start_date</text:p>
            <text:p text:style-name="P4">ex. 20121212 = 2012-12-12</text:p>
            <text:p text:style-name="P6">int end_date</text:p>
            <text:p text:style-name="P2"/>
          </table:table-cell>
        </table:table-row>
      </table:table>
      <text:p text:style-name="Standard"/>
      <text:p text:style-name="Standard"/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7">Namn:</text:p>
          </table:table-cell>
          <table:table-cell table:style-name="Tabell4.B1" office:value-type="string">
            <text:p text:style-name="P9">Search_reservation</text:p>
          </table:table-cell>
        </table:table-row>
        <table:table-row>
          <table:table-cell table:style-name="Tabell4.A2" office:value-type="string">
            <text:p text:style-name="P1">Syfte:</text:p>
          </table:table-cell>
          <table:table-cell table:style-name="Tabell4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4.A2" office:value-type="string">
            <text:p text:style-name="P1">Konstruktörer:</text:p>
          </table:table-cell>
          <table:table-cell table:style-name="Tabell4.B2" office:value-type="string">
            <text:p text:style-name="P9">Search_reservation()</text:p>
            <text:p text:style-name="P4">Default konstruktor</text:p>
            <text:p text:style-name="P9">~Search_reservation</text:p>
            <text:p text:style-name="P4">Destruktor</text:p>
          </table:table-cell>
        </table:table-row>
        <table:table-row>
          <table:table-cell table:style-name="Tabell4.A2" office:value-type="string">
            <text:p text:style-name="P1">Operationer:</text:p>
          </table:table-cell>
          <table:table-cell table:style-name="Tabell4.B2" office:value-type="string">
            <text:p text:style-name="P5">void res_nr(string&amp; res_nr)</text:p>
            <text:p text:style-name="P5">void reg_nr(string&amp; reg_nr)</text:p>
            <text:p text:style-name="P5">void name(string&amp; name)</text:p>
            <text:p text:style-name="P5">void tel(string&amp; tel)</text:p>
            <text:p text:style-name="P5">void status(string&amp; status)</text:p>
            <text:p text:style-name="P5">void start_end(int start_date, </text:p>
            <text:p text:style-name="P5"><text:s text:c="51"/>int end_date, </text:p>
            <text:p text:style-name="P5"><text:s text:c="51"/>int start_time = 0, <text:s/></text:p>
            <text:p text:style-name="P5"><text:s text:c="51"/>int end_time = 0)</text:p>
            <text:p text:style-name="P5">void clear()</text:p>
          </table:table-cell>
        </table:table-row>
        <table:table-row table:style-name="Tabell4.5">
          <table:table-cell table:style-name="Tabell4.A2" office:value-type="string">
            <text:p text:style-name="P1">Datamedlemmar:</text:p>
          </table:table-cell>
          <table:table-cell table:style-name="Tabell4.B2" office:value-type="string">
            <text:p text:style-name="P2">vector&lt;R<text:span text:style-name="T2">eservation</text:span>&gt; s<text:span text:style-name="T2">earch_result</text:span>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7">Namn:</text:p>
          </table:table-cell>
          <table:table-cell table:style-name="Tabell5.B1" office:value-type="string">
            <text:p text:style-name="P9">Search_vehicle</text:p>
          </table:table-cell>
        </table:table-row>
        <table:table-row>
          <table:table-cell table:style-name="Tabell5.A2" office:value-type="string">
            <text:p text:style-name="P1">Syfte:</text:p>
          </table:table-cell>
          <table:table-cell table:style-name="Tabell5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5.A2" office:value-type="string">
            <text:p text:style-name="P1">Konstruktörer:</text:p>
          </table:table-cell>
          <table:table-cell table:style-name="Tabell5.B2" office:value-type="string">
            <text:p text:style-name="P9">Search_vehicle()</text:p>
            <text:p text:style-name="P4">Default konstruktor</text:p>
            <text:p text:style-name="P9">~Search_vehicle()</text:p>
            <text:p text:style-name="P4">Destruktor</text:p>
          </table:table-cell>
        </table:table-row>
        <table:table-row>
          <table:table-cell table:style-name="Tabell5.A2" office:value-type="string">
            <text:p text:style-name="P1">Operationer:</text:p>
          </table:table-cell>
          <table:table-cell table:style-name="Tabell5.B2" office:value-type="string">
            <text:p text:style-name="P5">void reg_nr(string&amp; reg_nr)</text:p>
            <text:p text:style-name="P5">void type(string&amp; type)</text:p>
            <text:p text:style-name="P5">void status(string&amp; status)</text:p>
            <text:p text:style-name="P5">void brand(string&amp; brand)</text:p>
            <text:p text:style-name="P5"><text:soft-page-break/>void brand_model(string&amp; brand, string&amp; model)</text:p>
            <text:p text:style-name="P5">void type_date(string&amp; type, int start_date, int end_date</text:p>
            <text:p text:style-name="P5"><text:s text:c="25"/>int start_time = 0, inte end_time = 2330)</text:p>
            <text:p text:style-name="P5">void clear()</text:p>
          </table:table-cell>
        </table:table-row>
        <table:table-row>
          <table:table-cell table:style-name="Tabell5.A2" office:value-type="string">
            <text:p text:style-name="P1">Datamedlemmar:</text:p>
          </table:table-cell>
          <table:table-cell table:style-name="Tabell5.B2" office:value-type="string">
            <text:p text:style-name="P2">vector&lt;Vehicle&gt; search_result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/>
        <table:table-column table:style-name="Tabell6.B"/>
        <table:table-row>
          <table:table-cell table:style-name="Tabell6.A1" office:value-type="string">
            <text:p text:style-name="P7">Namn:</text:p>
          </table:table-cell>
          <table:table-cell table:style-name="Tabell6.B1" office:value-type="string">
            <text:p text:style-name="P9">Settings</text:p>
          </table:table-cell>
        </table:table-row>
        <table:table-row>
          <table:table-cell table:style-name="Tabell6.A2" office:value-type="string">
            <text:p text:style-name="P1">Syfte:</text:p>
          </table:table-cell>
          <table:table-cell table:style-name="Tabell6.B2" office:value-type="string">
            <text:p text:style-name="Table_20_Contents">Att hålla reda på alla förändringar som användaren kan gör i programmet.</text:p>
          </table:table-cell>
        </table:table-row>
        <table:table-row>
          <table:table-cell table:style-name="Tabell6.A2" office:value-type="string">
            <text:p text:style-name="P1">Konstruktörer:</text:p>
          </table:table-cell>
          <table:table-cell table:style-name="Tabell6.B2" office:value-type="string">
            <text:p text:style-name="P2">Settings()</text:p>
            <text:p text:style-name="P4">Default konstruktor</text:p>
            <text:p text:style-name="P2">~Settings()</text:p>
            <text:p text:style-name="P4">Destruktor</text:p>
          </table:table-cell>
        </table:table-row>
        <table:table-row>
          <table:table-cell table:style-name="Tabell6.A2" office:value-type="string">
            <text:p text:style-name="P1">Operationer:</text:p>
          </table:table-cell>
          <table:table-cell table:style-name="Tabell6.B2" office:value-type="string">
            <text:p text:style-name="P5">void uppdate()</text:p>
            <text:p text:style-name="P5">void set(”datamedlemmar”)</text:p>
          </table:table-cell>
        </table:table-row>
        <table:table-row>
          <table:table-cell table:style-name="Tabell6.A2" office:value-type="string">
            <text:p text:style-name="P1">Datamedlemmar:</text:p>
          </table:table-cell>
          <table:table-cell table:style-name="Tabell6.B2" office:value-type="string">
            <text:p text:style-name="P2">int open_hour</text:p>
            <text:p text:style-name="P4">Öppnar</text:p>
            <text:p text:style-name="P2">int close_hour</text:p>
            <text:p text:style-name="P4">Stänger</text:p>
            <text:p text:style-name="P2">int min_rental</text:p>
            <text:p text:style-name="P4">Minsta uthyrningsperi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3:38</meta:creation-date>
    <dc:date>2012-11-08T14:44:43</dc:date>
    <dc:creator>Martin Andersson</dc:creator>
    <meta:editing-duration>PT3H16M25S</meta:editing-duration>
    <meta:editing-cycles>11</meta:editing-cycles>
    <meta:generator>OpenOffice.org/3.3$Unix OpenOffice.org_project/330m20$Build-9567</meta:generator>
    <meta:document-statistic meta:table-count="6" meta:image-count="0" meta:object-count="0" meta:page-count="3" meta:paragraph-count="131" meta:word-count="302" meta:character-count="2744"/>
  </office:meta>
</office:document-meta>
</file>